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5.0625in" style:use-optimal-column-width="false"/>
    </style:style>
    <style:style style:name="TableColumn3" style:family="table-column">
      <style:table-column-properties style:column-width="2.625in" style:use-optimal-column-width="false"/>
    </style:style>
    <style:style style:name="Table1" style:family="table" style:master-page-name="MP0">
      <style:table-properties style:width="7.6875in" fo:margin-left="-0.7048in" table:align="left"/>
    </style:style>
    <style:style style:name="TableRow4" style:family="table-row">
      <style:table-row-properties style:min-row-height="0.3659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13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/>
    </style:style>
    <style:style style:name="T14" style:parent-style-name="DefaultParagraphFont" style:family="text">
      <style:text-properties style:font-name-complex="Arial" fo:font-size="26pt" style:font-size-asian="26pt" style:font-size-complex="26pt"/>
    </style:style>
    <style:style style:name="T15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border="0.0069in solid #FFFFFF" fo:padding="0.0138in" style:shadow="none" fo:margin-bottom="0in" fo:line-height="115%"/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18" style:parent-style-name="Normal" style:family="paragraph">
      <style:paragraph-properties fo:border="0.0069in solid #FFFFFF" fo:padding="0.0138in" style:shadow="none" fo:margin-bottom="0in" fo:line-height="115%"/>
    </style:style>
    <style:style style:name="T19" style:parent-style-name="Hyperlink" style:family="text">
      <style:text-properties style:font-name-asian="Open Sans" style:font-name-complex="Arial" fo:color="#000000" fo:font-size="9pt" style:font-size-asian="9pt" style:font-size-complex="9pt" style:text-underline-type="none"/>
    </style:style>
    <style:style style:name="P20" style:parent-style-name="Normal" style:family="paragraph">
      <style:paragraph-properties fo:border="0.0069in solid #FFFFFF" fo:padding="0.0138in" style:shadow="none" fo:margin-bottom="0in" fo:line-height="115%"/>
    </style:style>
    <style:style style:name="T21" style:parent-style-name="Hyperlink" style:family="text">
      <style:text-properties style:font-name-asian="Open Sans" style:font-name-complex="Arial" fo:color="#000000" fo:font-size="9pt" style:font-size-asian="9pt" style:font-size-complex="9pt" style:text-underline-type="none"/>
    </style:style>
    <style:style style:name="P22" style:parent-style-name="Normal" style:family="paragraph">
      <style:paragraph-properties fo:border="0.0069in solid #FFFFFF" fo:padding="0.0138in" style:shadow="none" fo:margin-bottom="0in" fo:line-height="115%"/>
    </style:style>
    <style:style style:name="T23" style:parent-style-name="domain" style:family="text">
      <style:text-properties style:font-name-asian="Merriweather" style:font-name-complex="Arial" fo:color="#66696A" fo:font-size="9pt" style:font-size-asian="9pt" style:font-size-complex="9pt" fo:background-color="#FFFFFF"/>
    </style:style>
    <style:style style:name="T24" style:parent-style-name="DefaultParagraphFont" style:family="text">
      <style:text-properties style:font-name-asian="Open Sans" style:font-name-complex="Arial" fo:color="#000000" fo:font-size="9pt" style:font-size-asian="9pt" style:font-size-complex="9pt"/>
    </style:style>
    <style:style style:name="P25" style:parent-style-name="Normal" style:family="paragraph">
      <style:paragraph-properties fo:margin-bottom="0in" fo:line-height="100%"/>
    </style:style>
    <style:style style:name="T26" style:parent-style-name="domain" style:family="text">
      <style:text-properties style:font-name-complex="Arial" fo:color="#66696A" fo:font-size="9pt" style:font-size-asian="9pt" style:font-size-complex="9pt" fo:background-color="#FFFFFF"/>
    </style:style>
    <style:style style:name="T27" style:parent-style-name="vanity-name" style:family="text">
      <style:text-properties style:font-name-complex="Arial" fo:color="#333333" fo:font-size="9pt" style:font-size-asian="9pt" style:font-size-complex="9pt" fo:background-color="#FFFFFF"/>
    </style:style>
    <style:style style:name="TableRow28" style:family="table-row">
      <style:table-row-properties style:min-row-height="0.368in"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ubtitle" style:family="paragraph">
      <style:paragraph-properties fo:border="0.0069in solid #FFFFFF" fo:padding="0.0138in" style:shadow="none"/>
      <style:text-properties style:font-name="Calibri" style:font-name-complex="Arial" fo:font-weight="bold" style:font-weight-asian="bold" fo:font-size="11pt" style:font-size-asian="11pt" style:font-size-complex="11pt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33" style:parent-style-name="Normal" style:family="paragraph">
      <style:text-properties fo:hyphenate="true"/>
    </style:style>
    <style:style style:name="TableRow34" style:family="table-row">
      <style:table-row-properties style:min-row-height="0.293in"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-complex="Arial" fo:font-weight="bold" style:font-weight-asian="bold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Arial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style:font-name-complex="Arial" fo:font-weight="bold" style:font-weight-asian="bold"/>
    </style:style>
    <style:style style:name="TableRow43" style:family="table-row">
      <style:table-row-properties style:min-row-height="0.318in" style:use-optimal-row-height="false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47" style:parent-style-name="DefaultParagraphFont" style:family="text">
      <style:text-properties style:font-name-complex="Arial" fo:color="#000000"/>
    </style:style>
    <style:style style:name="T48" style:parent-style-name="DefaultParagraphFont" style:family="text">
      <style:text-properties style:font-name-asian="Merriweather" style:font-name-complex="Arial" fo:color="#000000"/>
    </style:style>
    <style:style style:name="T49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50" style:parent-style-name="Heading3" style:family="paragraph">
      <style:paragraph-properties fo:line-height="100%"/>
    </style:style>
    <style:style style:name="T51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52" style:parent-style-name="Heading3" style:family="paragraph">
      <style:paragraph-properties fo:line-height="100%"/>
      <style:text-properties style:font-name="Calibri" style:font-name-asian="Merriweather" style:font-name-complex="Arial" fo:color="#666666" fo:font-size="9pt" style:font-size-asian="9pt" style:font-size-complex="9pt"/>
    </style:style>
    <style:style style:name="P53" style:parent-style-name="Normal" style:family="paragraph">
      <style:paragraph-properties fo:margin-bottom="0in" fo:line-height="100%"/>
      <style:text-properties style:font-name-complex="Arial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56" style:parent-style-name="DefaultParagraphFont" style:family="text">
      <style:text-properties style:font-name-complex="Arial" fo:color="#000000"/>
    </style:style>
    <style:style style:name="T57" style:parent-style-name="DefaultParagraphFont" style:family="text">
      <style:text-properties style:font-name-asian="Merriweather" style:font-name-complex="Arial" fo:color="#000000"/>
    </style:style>
    <style:style style:name="T58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59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TableRow64" style:family="table-row">
      <style:table-row-properties style:min-row-height="0.3493in" style:use-optimal-row-height="false"/>
    </style:style>
    <style:style style:name="P65" style:parent-style-name="Normal" style:family="paragraph">
      <style:text-properties fo:hyphenate="true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Arial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font-name-complex="Arial" fo:font-weight="bold" style:font-weight-asian="bold"/>
    </style:style>
    <style:style style:name="TableRow70" style:family="table-row">
      <style:table-row-properties style:min-row-height="0.3868in" style:use-optimal-row-height="false"/>
    </style:style>
    <style:style style:name="P71" style:parent-style-name="Normal" style:family="paragraph">
      <style:text-properties fo:hyphenate="true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74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75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76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77" style:parent-style-name="Normal" style:family="paragraph">
      <style:paragraph-properties fo:margin-bottom="0in" fo:line-height="100%"/>
    </style:style>
    <style:style style:name="T78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79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ableRow80" style:family="table-row">
      <style:table-row-properties style:min-row-height="0.3243in" style:use-optimal-row-height="false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83" style:parent-style-name="Normal" style:family="paragraph">
      <style:paragraph-properties fo:margin-bottom="0in" fo:line-height="100%"/>
    </style:style>
    <style:style style:name="T84" style:parent-style-name="DefaultParagraphFont" style:family="text">
      <style:text-properties style:font-name-complex="Arial" fo:font-weight="bold" style:font-weight-asian="bold"/>
    </style:style>
    <style:style style:name="P85" style:parent-style-name="Normal" style:family="paragraph">
      <style:text-properties fo:hyphenate="true"/>
    </style:style>
    <style:style style:name="TableRow86" style:family="table-row">
      <style:table-row-properties style:min-row-height="0.3541in" style:use-optimal-row-height="false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Heading3" style:family="paragraph">
      <style:paragraph-properties fo:line-height="100%"/>
    </style:style>
    <style:style style:name="T89" style:parent-style-name="DefaultParagraphFont" style:family="text">
      <style:text-properties style:font-name="Calibri" style:font-name-asian="Merriweather" style:font-name-complex="Arial" fo:font-weight="bold" style:font-weight-asian="bold" fo:color="#000000" fo:font-size="11pt" style:font-size-asian="11pt" style:font-size-complex="11pt"/>
    </style:style>
    <style:style style:name="T90" style:parent-style-name="DefaultParagraphFont" style:family="text">
      <style:text-properties style:font-name="Calibri" style:font-name-complex="Arial" fo:color="#000000" fo:font-size="11pt" style:font-size-asian="11pt" style:font-size-complex="11pt"/>
    </style:style>
    <style:style style:name="T91" style:parent-style-name="DefaultParagraphFont" style:family="text">
      <style:text-properties style:font-name="Calibri" style:font-name-asian="Merriweather" style:font-name-complex="Arial" fo:color="#000000" fo:font-size="11pt" style:font-size-asian="11pt" style:font-size-complex="11pt"/>
    </style:style>
    <style:style style:name="T92" style:parent-style-name="DefaultParagraphFont" style:family="text">
      <style:text-properties style:font-name="Calibri" style:font-name-asian="Merriweather" style:font-name-complex="Arial" fo:font-style="italic" style:font-style-asian="italic" fo:color="#000000" fo:font-size="11pt" style:font-size-asian="11pt" style:font-size-complex="11pt"/>
    </style:style>
    <style:style style:name="P93" style:parent-style-name="Heading3" style:family="paragraph">
      <style:paragraph-properties fo:line-height="100%"/>
    </style:style>
    <style:style style:name="T94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95" style:parent-style-name="Heading3" style:family="paragraph">
      <style:paragraph-properties fo:line-height="100%"/>
      <style:text-properties style:font-name="Calibri" style:font-name-asian="Merriweather" style:font-name-complex="Arial" fo:color="#666666" fo:font-size="9pt" style:font-size-asian="9pt" style:font-size-complex="9pt"/>
    </style:style>
    <style:style style:name="P96" style:parent-style-name="Normal" style:family="paragraph">
      <style:paragraph-properties fo:margin-bottom="0in" fo:line-height="100%"/>
      <style:text-properties style:font-name-complex="Arial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99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00" style:parent-style-name="DefaultParagraphFont" style:family="text">
      <style:text-properties style:font-name-complex="Arial" fo:color="#000000"/>
    </style:style>
    <style:style style:name="T101" style:parent-style-name="DefaultParagraphFont" style:family="text">
      <style:text-properties style:font-name-asian="Merriweather" style:font-name-complex="Arial" fo:color="#000000"/>
    </style:style>
    <style:style style:name="T102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03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/>
    </style:style>
    <style:style style:name="P104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05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08" style:parent-style-name="DefaultParagraphFont" style:family="text">
      <style:text-properties style:font-name-complex="Arial" fo:color="#000000"/>
    </style:style>
    <style:style style:name="T109" style:parent-style-name="DefaultParagraphFont" style:family="text">
      <style:text-properties style:font-name-asian="Merriweather" style:font-name-complex="Arial" fo:color="#000000"/>
    </style:style>
    <style:style style:name="T110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11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/>
    </style:style>
    <style:style style:name="P112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13" style:parent-style-name="Normal" style:family="paragraph">
      <style:text-properties fo:hyphenate="true"/>
    </style:style>
    <style:style style:name="TableRow114" style:family="table-row">
      <style:table-row-properties style:min-row-height="0.2555in" style:use-optimal-row-height="false"/>
    </style:style>
    <style:style style:name="P115" style:parent-style-name="Normal" style:family="paragraph">
      <style:text-properties fo:hyphenate="true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-complex="Arial"/>
    </style:style>
    <style:style style:name="P118" style:parent-style-name="Normal" style:family="paragraph">
      <style:paragraph-properties fo:margin-bottom="0in" fo:line-height="100%"/>
    </style:style>
    <style:style style:name="T119" style:parent-style-name="DefaultParagraphFont" style:family="text">
      <style:text-properties style:font-name-complex="Arial" fo:font-weight="bold" style:font-weight-asian="bold"/>
    </style:style>
    <style:style style:name="TableRow120" style:family="table-row">
      <style:table-row-properties style:min-row-height="0.1805in" style:use-optimal-row-height="false"/>
    </style:style>
    <style:style style:name="P121" style:parent-style-name="Normal" style:family="paragraph">
      <style:text-properties fo:hyphenate="true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124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ableRow125" style:family="table-row">
      <style:table-row-properties style:min-row-height="0.6145in" style:use-optimal-row-height="false"/>
    </style:style>
    <style:style style:name="P126" style:parent-style-name="Normal" style:family="paragraph">
      <style:text-properties fo:hyphenate="true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-complex="Arial"/>
    </style:style>
    <style:style style:name="TableRow129" style:family="table-row">
      <style:table-row-properties style:min-row-height="0.3437in" style:use-optimal-row-height="false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132" style:parent-style-name="Normal" style:family="paragraph">
      <style:paragraph-properties fo:margin-bottom="0in" fo:line-height="100%"/>
    </style:style>
    <style:style style:name="T133" style:parent-style-name="DefaultParagraphFont" style:family="text">
      <style:text-properties style:font-name-complex="Arial" fo:font-weight="bold" style:font-weight-asian="bold"/>
    </style:style>
    <style:style style:name="P134" style:parent-style-name="Normal" style:family="paragraph">
      <style:text-properties fo:hyphenate="true"/>
    </style:style>
    <style:style style:name="TableRow135" style:family="table-row">
      <style:table-row-properties style:min-row-height="5.4673in" style:use-optimal-row-height="false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39" style:parent-style-name="DefaultParagraphFont" style:family="text">
      <style:text-properties style:font-name-complex="Arial" fo:color="#000000"/>
    </style:style>
    <style:style style:name="T140" style:parent-style-name="DefaultParagraphFont" style:family="text">
      <style:text-properties style:font-name-complex="Arial"/>
    </style:style>
    <style:style style:name="T141" style:parent-style-name="DefaultParagraphFont" style:family="text">
      <style:text-properties style:font-name-asian="Merriweather" style:font-name-complex="Arial" fo:color="#000000"/>
    </style:style>
    <style:style style:name="T142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43" style:parent-style-name="Heading3" style:family="paragraph">
      <style:paragraph-properties fo:line-height="100%"/>
    </style:style>
    <style:style style:name="T144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T145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46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47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48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4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0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51" style:parent-style-name="Normal" style:family="paragraph">
      <style:paragraph-properties fo:margin-bottom="0in" fo:line-height="100%"/>
    </style:style>
    <style:style style:name="T152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53" style:parent-style-name="DefaultParagraphFont" style:family="text">
      <style:text-properties style:font-name-asian="Merriweather" style:font-name-complex="Arial" fo:color="#000000"/>
    </style:style>
    <style:style style:name="T154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55" style:parent-style-name="Heading3" style:family="paragraph">
      <style:paragraph-properties fo:line-height="100%"/>
    </style:style>
    <style:style style:name="T156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57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8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0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1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62" style:parent-style-name="Normal" style:family="paragraph">
      <style:paragraph-properties fo:margin-bottom="0in" fo:line-height="100%"/>
    </style:style>
    <style:style style:name="T163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64" style:parent-style-name="DefaultParagraphFont" style:family="text">
      <style:text-properties style:font-name-asian="Merriweather" style:font-name-complex="Arial" fo:color="#000000"/>
    </style:style>
    <style:style style:name="T165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66" style:parent-style-name="Heading3" style:family="paragraph">
      <style:paragraph-properties fo:line-height="100%"/>
      <style:text-properties style:font-name="Calibri" style:font-name-asian="Open Sans" style:font-name-complex="Arial" fo:color="#666666" fo:font-size="8pt" style:font-size-asian="8pt" style:font-size-complex="8pt"/>
    </style:style>
    <style:style style:name="P167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8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70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73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174" style:parent-style-name="DefaultParagraphFont" style:family="text">
      <style:text-properties style:font-name-asian="Merriweather" style:font-name-complex="Arial" fo:color="#000000"/>
    </style:style>
    <style:style style:name="T175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176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77" style:parent-style-name="Heading3" style:family="paragraph">
      <style:paragraph-properties fo:line-height="100%"/>
    </style:style>
    <style:style style:name="T178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7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80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81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82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83" style:parent-style-name="Normal" style:family="paragraph">
      <style:paragraph-properties fo:margin-bottom="0in" fo:line-height="100%"/>
    </style:style>
    <style:style style:name="T184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85" style:parent-style-name="DefaultParagraphFont" style:family="text">
      <style:text-properties style:font-name-asian="Merriweather" style:font-name-complex="Arial" fo:color="#000000"/>
    </style:style>
    <style:style style:name="T186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87" style:parent-style-name="Heading3" style:family="paragraph">
      <style:paragraph-properties fo:line-height="100%"/>
    </style:style>
    <style:style style:name="T188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8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90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91" style:parent-style-name="Normal" style:family="paragraph">
      <style:text-properties fo:hyphenate="true"/>
    </style:style>
    <style:style style:name="P192" style:parent-style-name="Normal" style:family="paragraph">
      <style:text-properties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3">Toran</text:span><text:span text:style-name="T14"><text:s/></text:span><text:span text:style-name="T15">Sahu</text:span></text:p>
          </table:table-cell>
          <table:table-cell table:style-name="TableCell16" table:number-rows-spanned="2">
            <text:p text:style-name="P17">+91 8602431733</text:p>
            <text:p text:style-name="P18"><text:a xlink:href="mailto:toran.sahu@yahoo.com" office:target-frame-name="_top" xlink:show="replace"><text:span text:style-name="T19">toran.sahu@yahoo.com</text:span></text:a></text:p>
            <text:p text:style-name="P20"><text:a xlink:href="mailto:toransahooooo@gmail.com" office:target-frame-name="_top" xlink:show="replace"><text:span text:style-name="T21">toransahooooo@gmail.com</text:span></text:a></text:p>
            <text:p text:style-name="P22"><text:span text:style-name="T23">github.com/</text:span><text:span text:style-name="T24">toransahu</text:span></text:p>
            <text:p text:style-name="P25"><text:span text:style-name="T26">linkedin.com/in/</text:span><text:span text:style-name="T27">toransahu</text:span></text:p>
          </table:table-cell>
        </table:table-row>
        <table:table-row table:style-name="TableRow28">
          <table:table-cell table:style-name="TableCell29">
            <text:p text:style-name="P30">Senior Systems Engineer at Infosys</text:p>
            <text:p text:style-name="P31"><text:span text:style-name="T32">B. Tech. (CSE) NIT, Raipur</text:span></text:p>
          </table:table-cell>
          <table:covered-table-cell>
            <text:p text:style-name="P33"/>
          </table:covered-table-cell>
        </table:table-row>
        <table:table-row table:style-name="TableRow34">
          <table:table-cell table:style-name="TableCell35">
            <text:p text:style-name="P36"/>
            <text:p text:style-name="P37"><text:span text:style-name="T38">EXPERIENCE</text:span></text:p>
          </table:table-cell>
          <table:table-cell table:style-name="TableCell39">
            <text:p text:style-name="P40"/>
            <text:p text:style-name="P41"><text:span text:style-name="T42">SKILLS</text:span></text:p>
          </table:table-cell>
        </table:table-row>
        <table:table-row table:style-name="TableRow43">
          <table:table-cell table:style-name="TableCell44" table:number-rows-spanned="3">
            <text:p text:style-name="P45"><text:span text:style-name="T46">Infosys</text:span><text:span text:style-name="T47">,<text:s/></text:span><text:span text:style-name="T48">Pune —<text:s/></text:span><text:span text:style-name="T49">Senior Systems Engineer</text:span></text:p>
            <text:h text:style-name="P50" text:outline-level="3"><text:span text:style-name="T51">JULY 2017 – PRESENT</text:span></text:h>
            <text:h text:style-name="P52" text:outline-level="3">Reduced INTERSPEC to SELERANT data migration activity turnaround time by automating<text:s/>tasks through PL/SQL procedures.</text:h>
            <text:p text:style-name="P53"/>
            <text:p text:style-name="P54"><text:span text:style-name="T55">Infosys</text:span><text:span text:style-name="T56">,<text:s/></text:span><text:span text:style-name="T57">Pune —<text:s/></text:span><text:span text:style-name="T58">Systems Engineer</text:span></text:p>
            <text:p text:style-name="P59">JUNE 2015 – JUNE 2017</text:p>
            <text:p text:style-name="P60"><text:span text:style-name="T61">Optimized PL/SQL procedures, automated some data migration activities.</text:span></text:p>
          </table:table-cell>
          <table:table-cell table:style-name="TableCell62">
            <text:p text:style-name="P63">Python, Java, C, C#, Git, Linux, PL/SQL, SQL, NoSQL, Data Structures, Algorithm, HTML, Django,<text:s/>MTV, MVC, PLM Tools</text:p>
          </table:table-cell>
        </table:table-row>
        <table:table-row table:style-name="TableRow64">
          <table:covered-table-cell>
            <text:p text:style-name="P65"/>
          </table:covered-table-cell>
          <table:table-cell table:style-name="TableCell66">
            <text:p text:style-name="P67"/>
            <text:p text:style-name="P68"><text:span text:style-name="T69">AWARDS</text:span></text:p>
          </table:table-cell>
        </table:table-row>
        <table:table-row table:style-name="TableRow70">
          <table:covered-table-cell>
            <text:p text:style-name="P71"/>
          </table:covered-table-cell>
          <table:table-cell table:style-name="TableCell72" table:number-rows-spanned="3">
            <text:p text:style-name="P73">Insta Award – Infosys – Mar 2017</text:p>
            <text:p text:style-name="P74">Certification awarded in appreciation of exceeding the client’s expectations for the works assigned.</text:p>
            <text:p text:style-name="P75"/>
            <text:p text:style-name="P76">Insta Award – Infosys – Jul 2016</text:p>
            <text:p text:style-name="P77"><text:span text:style-name="T78">Certification awarded in appreciation of quickly<text:s/></text:span><text:span text:style-name="T79">learning INTERSPEC tool, helping the team to build database queries &amp; extraction process, hard-working, and dedicated nature.</text:span>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EDUCATION</text:span></text:p>
          </table:table-cell>
          <table:covered-table-cell>
            <text:p text:style-name="P85"/>
          </table:covered-table-cell>
        </table:table-row>
        <table:table-row table:style-name="TableRow86">
          <table:table-cell table:style-name="TableCell87" table:number-rows-spanned="4">
            <text:h text:style-name="P88" text:outline-level="3"><text:span text:style-name="T89">National Institute of Technology</text:span><text:span text:style-name="T90">,<text:s/></text:span><text:span text:style-name="T91">Raipur —<text:s/></text:span><text:span text:style-name="T92">B. Tech. (CSE)</text:span></text:h>
            <text:h text:style-name="P93" text:outline-level="3"><text:span text:style-name="T94">JUNE 2011 – JUNE 2015</text:span></text:h>
            <text:h text:style-name="P95" text:outline-level="3">Grade: 6.96/10</text:h>
            <text:p text:style-name="P96"/>
            <text:p text:style-name="P97"><text:span text:style-name="T98">Jawahar Navodaya<text:s/></text:span><text:span text:style-name="T99">Vidyalaya</text:span><text:span text:style-name="T100">,<text:s/></text:span><text:span text:style-name="T101">Bilaspur —<text:s/></text:span><text:span text:style-name="T102">12th PCM</text:span></text:p>
            <text:p text:style-name="P103">JULY 2009 – APRIL 2010</text:p>
            <text:p text:style-name="P104">Grade: 72%</text:p>
            <text:p text:style-name="P105"/>
            <text:p text:style-name="P106"><text:span text:style-name="T107">Jawahar Navodaya Vidyalaya</text:span><text:span text:style-name="T108">,<text:s/></text:span><text:span text:style-name="T109">Bilaspur —<text:s/></text:span><text:span text:style-name="T110">10th</text:span></text:p>
            <text:p text:style-name="P111">JULY 2007 – APRIL 2008</text:p>
            <text:p text:style-name="P112">Grade: 83.4%</text:p>
          </table:table-cell>
          <table:covered-table-cell>
            <text:p text:style-name="P113"/>
          </table:covered-table-cell>
        </table:table-row>
        <table:table-row table:style-name="TableRow114">
          <table:covered-table-cell>
            <text:p text:style-name="P115"/>
          </table:covered-table-cell>
          <table:table-cell table:style-name="TableCell116">
            <text:p text:style-name="P117"/>
            <text:p text:style-name="P118"><text:span text:style-name="T119">LANGUAGE</text:span></text:p>
          </table:table-cell>
        </table:table-row>
        <table:table-row table:style-name="TableRow120">
          <table:covered-table-cell>
            <text:p text:style-name="P121"/>
          </table:covered-table-cell>
          <table:table-cell table:style-name="TableCell122">
            <text:p text:style-name="P123"><text:span text:style-name="T124">English, Hindi</text:span></text:p>
          </table:table-cell>
        </table:table-row>
        <table:table-row table:style-name="TableRow125">
          <table:covered-table-cell>
            <text:p text:style-name="P126"/>
          </table:covered-table-cell>
          <table:table-cell table:style-name="TableCell127" table:number-rows-spanned="3">
            <text:p text:style-name="P128"/>
          </table:table-cell>
        </table:table-row>
        <table:table-row table:style-name="TableRow129">
          <table:table-cell table:style-name="TableCell130">
            <text:p text:style-name="P131"/>
            <text:p text:style-name="P132"><text:span text:style-name="T133">PROJECTS</text:span></text:p>
          </table:table-cell>
          <table:covered-table-cell>
            <text:p text:style-name="P134"/>
          </table:covered-table-cell>
        </table:table-row>
        <table:table-row table:style-name="TableRow135">
          <table:table-cell table:style-name="TableCell136">
            <text:p text:style-name="P137"><text:span text:style-name="T138">ProConf</text:span><text:span text:style-name="T139">,</text:span><text:span text:style-name="T140"><text:s/></text:span><text:span text:style-name="T141">Meridian Data Migration —<text:s/></text:span><text:span text:style-name="T142">Mondelez International</text:span></text:p>
            <text:h text:style-name="P143" text:outline-level="3"><text:span text:style-name="T144">OCT<text:s/></text:span><text:span text:style-name="T145">2016 – PRESENT</text:span></text:h>
            <text:list text:style-name="LFO1" text:continue-numbering="true">
              <text:list-item>
                <text:p text:style-name="P146">Migration of some plants related data from SIMANTIC IT Interspec’s database to Selerant DevEX PLM’s database.</text:p>
              </text:list-item>
              <text:list-item>
                <text:p text:style-name="P147">Activities: Extraction, Transformation, and Migration followed by Retirement</text:p>
              </text:list-item>
              <text:list-item>
                <text:p text:style-name="P148">Responsibility: Requirement gathering, analysis,<text:s/>design, development (ETL), testing, client communication, team management</text:p>
              </text:list-item>
              <text:list-item>
                <text:p text:style-name="P149">Technologies: PL/SQL, Java and C#</text:p>
              </text:list-item>
            </text:list>
            <text:p text:style-name="P150"/>
            <text:p text:style-name="P151"><text:span text:style-name="T152">Meridian Retirement</text:span><text:span text:style-name="T153"><text:s/>—<text:s/></text:span><text:span text:style-name="T154">Kraft Foods</text:span></text:p>
            <text:h text:style-name="P155" text:outline-level="3"><text:span text:style-name="T156">DEC 2015 – SEP 2016</text:span></text:h>
            <text:list text:style-name="LFO1" text:continue-numbering="true">
              <text:list-item>
                <text:p text:style-name="P157">Migration of the whole data from Meridian’s database to Oracle Agile PLM’s database.</text:p>
              </text:list-item>
              <text:list-item>
                <text:p text:style-name="P158">Activities: Extraction, Transformation, and Migration followed by Retirement</text:p>
              </text:list-item>
              <text:list-item>
                <text:p text:style-name="P159">Responsibility: PL/SQL and console application programming</text:p>
              </text:list-item>
              <text:list-item>
                <text:p text:style-name="P160">Technologies: PL/SQL, Java and C#</text:p>
              </text:list-item>
            </text:list>
            <text:p text:style-name="P161"/>
            <text:p text:style-name="P162"><text:span text:style-name="T163">MS Excel Implementation of Regression Clustering<text:s/></text:span><text:span text:style-name="T164">—<text:s/></text:span><text:span text:style-name="T165">NIT, Raipur</text:span></text:p>
            <text:h text:style-name="P166" text:outline-level="3">JAN 2015 – APR 2015</text:h>
            <text:list text:style-name="LFO1" text:continue-numbering="true">
              <text:list-item>
                <text:p text:style-name="P167">An Application Software for attribute prediction of the data present in Excel file with minimal error estimation using regression clustering.</text:p>
              </text:list-item>
              <text:list-item>
                <text:p text:style-name="P168">Algorithm:<text:s/>Clustering (K-Means), Regression</text:p>
              </text:list-item>
              <text:list-item>
                <text:p text:style-name="P169">Technologies:<text:s/>Python3, MySQL,<text:s/>SciKit-Learn,<text:s/>XlsxWriter, Data Mining, Machine Learning</text:p>
              </text:list-item>
            </text:list>
            <text:p text:style-name="P170"/>
            <text:p text:style-name="P171"><text:span text:style-name="T172">Data Fragmentation for given Cluster Centers</text:span><text:span text:style-name="T173"><text:s/></text:span><text:span text:style-name="T174">—<text:s/></text:span><text:span text:style-name="T175">NIT, Rai</text:span><text:span text:style-name="T176">pur</text:span></text:p>
            <text:h text:style-name="P177" text:outline-level="3"><text:span text:style-name="T178">JUL 2014 – DEC 2014</text:span></text:h>
            <text:list text:style-name="LFO1" text:continue-numbering="true">
              <text:list-item>
                <text:p text:style-name="P179">An Application Software for fragmentation of the data present in Excel file according to given cluster centers.</text:p>
              </text:list-item>
              <text:list-item>
                <text:p text:style-name="P180">Algorithm: K-Means</text:p>
              </text:list-item>
              <text:list-item>
                <text:p text:style-name="P181">Technologies: Java2, MySQL</text:p>
              </text:list-item>
            </text:list>
            <text:p text:style-name="P182"/>
            <text:p text:style-name="P183"><text:span text:style-name="T184">Library Management System<text:s/></text:span><text:span text:style-name="T185">—<text:s/></text:span><text:span text:style-name="T186">NIT, Raipur</text:span></text:p>
            <text:h text:style-name="P187" text:outline-level="3"><text:span text:style-name="T188">JAN 2013 – MAR 2013</text:span></text:h>
            <text:list text:style-name="LFO1" text:continue-numbering="true">
              <text:list-item>
                <text:p text:style-name="P189">An<text:s/>Application Software made in Java2 to manage the college library system.</text:p>
              </text:list-item>
              <text:list-item>
                <text:p text:style-name="P190">Technologies: Java2, MySQL</text:p>
              </text:list-item>
            </text:list>
          </table:table-cell>
          <table:covered-table-cell>
            <text:p text:style-name="P191"/>
          </table:covered-table-cell>
        </table:table-row>
      </table:table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Subtitle" style:display-name="Subtitle" style:family="paragraph" style:parent-style-name="Normal" style:next-style-name="Normal">
      <style:paragraph-properties fo:widows="0" fo:orphans="0" fo:border="0.0034in solid #FFFFFF" fo:padding="0.4305in" style:shadow="#000000 0.0034in 0.0034in" fo:margin-bottom="0in" fo:line-height="115%" fo:margin-right="0.2083in"/>
      <style:text-properties style:font-name="Open Sans" style:font-name-asian="Open Sans" style:font-name-complex="Open Sans" fo:color="#000000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SubtitleChar" style:display-name="Subtitle Char" style:family="text" style:parent-style-name="DefaultParagraphFont">
      <style:text-properties style:font-name="Open Sans" style:font-name-asian="Open Sans" style:font-name-complex="Open Sans" fo:color="#000000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omain" style:display-name="domain" style:family="text" style:parent-style-name="DefaultParagraphFont"/>
    <style:style style:name="vanity-name" style:display-name="vanity-name" style:family="text" style:parent-style-name="DefaultParagraphFont"/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4D78" fo:font-size="12pt" style:font-size-asian="12pt" style:font-size-complex="12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1in" fo:margin-left="1in" fo:margin-bottom="0.139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72in"/>
      </style:header-style>
      <style:footer-style>
        <style:header-footer-properties style:dynamic-spacing="true" fo:min-height="0.2416in"/>
      </style:footer-style>
    </style:page-layout>
    <style:style style:name="P7" style:parent-style-name="Header" style:family="paragraph">
      <style:paragraph-properties fo:text-align="end"/>
    </style:style>
    <style:style style:name="T8" style:parent-style-name="DefaultParagraphFont" style:family="text">
      <style:text-properties fo:font-size="8pt" style:font-size-asian="8pt" style:font-size-complex="8pt"/>
    </style:style>
    <style:style style:name="P9" style:parent-style-name="Header" style:family="paragraph">
      <style:paragraph-properties fo:text-align="justify" fo:margin-left="-0.5909in">
        <style:tab-stops>
          <style:tab-stop style:type="left" style:position="5.4875in"/>
          <style:tab-stop style:type="left" style:position="5.5534in"/>
        </style:tab-stops>
      </style:paragraph-properties>
    </style:style>
    <style:style style:name="T10" style:parent-style-name="DefaultParagraphFont" style:family="text">
      <style:text-properties fo:font-size="8pt" style:font-size-asian="8pt" style:font-size-complex="8pt"/>
    </style:style>
    <style:style style:name="T11" style:parent-style-name="DefaultParagraphFont" style:family="text">
      <style:text-properties fo:font-size="8pt" style:font-size-asian="8pt" style:font-size-complex="8pt"/>
    </style:style>
    <number:date-style style:name="N12" number:language="en" number:country="US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style:master-page style:name="MP0" style:page-layout-name="PL0">
      <style:header>
        <text:p text:style-name="P7"><text:span text:style-name="T8"><text:page-number text:fixed="false">1</text:page-number></text:span></text:p>
      </style:header>
      <style:footer>
        <text:p text:style-name="P9"><text:span text:style-name="T10">toran.sahu@yahoo.com <text:s text:c="156"/>Last updated:<text:s/></text:span><text:span text:style-name="T11"><text:date style:data-style-name="N12">October 23, 2017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ran Sahu</meta:initial-creator>
    <dc:creator>Toran Sahu</dc:creator>
    <meta:creation-date>2017-08-09T16:32:00Z</meta:creation-date>
    <dc:date>2017-10-23T05:28:00Z</dc:date>
    <meta:print-date>2017-08-10T06:25:00Z</meta:print-date>
    <meta:template xlink:href="Normal" xlink:type="simple"/>
    <meta:editing-cycles>11</meta:editing-cycles>
    <meta:editing-duration>PT1140S</meta:editing-duration>
    <meta:document-statistic meta:page-count="1" meta:paragraph-count="5" meta:word-count="430" meta:character-count="2877" meta:row-count="20" meta:non-whitespace-character-count="2452"/>
  </office:meta>
</office:document-meta>
</file>